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 ExtraLight" svg:font-family="'Cascadia Mono ExtraLigh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69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4" style:family="graphic">
      <style:graphic-properties style:protect="siz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239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tyle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fo:font-style="normal"/>
    </style:style>
    <style:style style:name="P6" style:family="paragraph">
      <loext:graphic-properties draw:fill="none"/>
      <style:text-properties fo:font-style="normal"/>
    </style:style>
    <style:style style:name="P7" style:family="paragraph">
      <loext:graphic-properties draw:fill="none" draw:fill-color="#ffffff"/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style:font-name="Cascadia Mono" fo:font-weight="normal"/>
    </style:style>
    <style:style style:name="P10" style:family="paragraph">
      <loext:graphic-properties draw:fill="none" draw:fill-color="#ffffff"/>
      <style:text-properties style:font-name="Cascadia Mono" fo:font-weight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style:font-name="Cascadia Mono" fo:font-style="normal" fo:font-weight="normal"/>
    </style:style>
    <style:style style:name="P15" style:family="paragraph">
      <loext:graphic-properties draw:fill="none"/>
      <style:text-properties style:font-name="Cascadia Mono" fo:font-style="normal" fo:font-weight="normal"/>
    </style:style>
    <style:style style:name="P16" style:family="paragraph">
      <style:paragraph-properties fo:text-align="center"/>
      <style:text-properties style:font-name="Cascadia Mono" fo:font-weight="normal"/>
    </style:style>
    <style:style style:name="P17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color="#666666" loext:opacity="100%" style:font-name="Cascadia Mono" fo:font-style="italic" fo:font-weight="normal" style:font-style-asian="italic" style:font-style-complex="italic"/>
    </style:style>
    <style:style style:name="P19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T1" style:family="text">
      <style:text-properties style:text-position="-8% 58%"/>
    </style:style>
    <style:style style:name="T2" style:family="text">
      <style:text-properties style:use-window-font-color="true" loext:opacity="0%" fo:font-style="normal" style:font-style-asian="italic" style:font-style-complex="italic"/>
    </style:style>
    <style:style style:name="T3" style:family="text">
      <style:text-properties fo:color="#2a6099" loext:opacity="100%" fo:font-style="normal"/>
    </style:style>
    <style:style style:name="T4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2a6099" loext:opacity="100%" style:font-name="Cascadia Mono" fo:font-style="normal" fo:font-weight="normal"/>
    </style:style>
    <style:style style:name="T6" style:family="text">
      <style:text-properties fo:color="#2a6099" loext:opacity="100%" fo:font-size="20pt" style:font-size-asian="20pt" style:font-weight-asian="normal" style:font-size-complex="20pt" style:font-weight-complex="normal"/>
    </style:style>
    <style:style style:name="T7" style:family="text">
      <style:text-properties style:font-name="Cascadia Mono" fo:font-weight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02cm" svg:height="1.1cm" svg:x="5.605cm" svg:y="9.178cm">
          <draw:text-box>
            <text:p>⌫</text:p>
          </draw:text-box>
        </draw:frame>
        <draw:frame draw:style-name="gr2" draw:text-style-name="P1" draw:layer="layout" svg:width="1.164cm" svg:height="1.068cm" svg:x="2.933cm" svg:y="5.93cm">
          <draw:text-box>
            <text:p>Q</text:p>
          </draw:text-box>
        </draw:frame>
        <draw:frame draw:style-name="gr3" draw:text-style-name="P1" draw:layer="layout" svg:width="1.132cm" svg:height="1.083cm" svg:x="2.981cm" svg:y="7.253cm">
          <draw:text-box>
            <text:p>A</text:p>
          </draw:text-box>
        </draw:frame>
        <draw:frame draw:style-name="gr3" draw:text-style-name="P1" draw:layer="layout" svg:width="1.211cm" svg:height="1.083cm" svg:x="2.933cm" svg:y="8.56cm">
          <draw:text-box>
            <text:p>Y</text:p>
          </draw:text-box>
        </draw:frame>
        <draw:frame draw:style-name="gr4" draw:text-style-name="P1" draw:layer="layout" svg:width="1.275cm" svg:height="1.212cm" svg:x="4.304cm" svg:y="5.212cm">
          <draw:text-box>
            <text:p>W</text:p>
          </draw:text-box>
        </draw:frame>
        <draw:frame draw:style-name="gr1" draw:text-style-name="P1" draw:layer="layout" svg:width="1.291cm" svg:height="1.1cm" svg:x="4.272cm" svg:y="6.583cm">
          <draw:text-box>
            <text:p>S</text:p>
          </draw:text-box>
        </draw:frame>
        <draw:frame draw:style-name="gr5" draw:text-style-name="P1" draw:layer="layout" svg:width="1.291cm" svg:height="1.196cm" svg:x="4.288cm" svg:y="7.826cm">
          <draw:text-box>
            <text:p>X</text:p>
          </draw:text-box>
        </draw:frame>
        <draw:frame draw:style-name="gr6" draw:text-style-name="P1" draw:layer="layout" svg:width="1.259cm" svg:height="1.18cm" svg:x="5.659cm" svg:y="5.244cm">
          <draw:text-box>
            <text:p>E</text:p>
          </draw:text-box>
        </draw:frame>
        <draw:frame draw:style-name="gr7" draw:text-style-name="P1" draw:layer="layout" svg:width="1.275cm" svg:height="1.052cm" svg:x="5.675cm" svg:y="6.599cm">
          <draw:text-box>
            <text:p>D</text:p>
          </draw:text-box>
        </draw:frame>
        <draw:frame draw:style-name="gr8" draw:text-style-name="P1" draw:layer="layout" svg:width="1.148cm" svg:height="1.036cm" svg:x="5.754cm" svg:y="7.938cm">
          <draw:text-box>
            <text:p>C</text:p>
          </draw:text-box>
        </draw:frame>
        <draw:frame draw:style-name="gr7" draw:text-style-name="P1" draw:layer="layout" svg:width="1.163cm" svg:height="1.052cm" svg:x="7.141cm" svg:y="5.292cm">
          <draw:text-box>
            <text:p>R</text:p>
          </draw:text-box>
        </draw:frame>
        <draw:frame draw:style-name="gr7" draw:text-style-name="P1" draw:layer="layout" svg:width="1.148cm" svg:height="1.052cm" svg:x="7.141cm" svg:y="6.599cm">
          <draw:text-box>
            <text:p>F</text:p>
          </draw:text-box>
        </draw:frame>
        <draw:frame draw:style-name="gr9" draw:text-style-name="P1" draw:layer="layout" svg:width="1.18cm" svg:height="1.116cm" svg:x="7.109cm" svg:y="7.858cm">
          <draw:text-box>
            <text:p>V</text:p>
          </draw:text-box>
        </draw:frame>
        <draw:frame draw:style-name="gr7" draw:text-style-name="P1" draw:layer="layout" svg:width="1.163cm" svg:height="1.052cm" svg:x="8.528cm" svg:y="5.276cm">
          <draw:text-box>
            <text:p>T</text:p>
          </draw:text-box>
        </draw:frame>
        <draw:frame draw:style-name="gr9" draw:text-style-name="P1" draw:layer="layout" svg:width="1.211cm" svg:height="1.116cm" svg:x="8.512cm" svg:y="6.551cm">
          <draw:text-box>
            <text:p>G</text:p>
          </draw:text-box>
        </draw:frame>
        <draw:frame draw:style-name="gr9" draw:text-style-name="P1" draw:layer="layout" svg:width="1.211cm" svg:height="1.116cm" svg:x="8.48cm" svg:y="7.858cm">
          <draw:text-box>
            <text:p>B</text:p>
          </draw:text-box>
        </draw:frame>
        <draw:frame draw:style-name="gr1" draw:text-style-name="P1" draw:layer="layout" svg:width="1.244cm" svg:height="1.1cm" svg:x="18.25cm" svg:y="5.26cm">
          <draw:text-box>
            <text:p>Z</text:p>
          </draw:text-box>
        </draw:frame>
        <draw:frame draw:style-name="gr1" draw:text-style-name="P1" draw:layer="layout" svg:width="1.244cm" svg:height="1.1cm" svg:x="18.234cm" svg:y="6.551cm">
          <draw:text-box>
            <text:p>H</text:p>
          </draw:text-box>
        </draw:frame>
        <draw:frame draw:style-name="gr10" draw:text-style-name="P1" draw:layer="layout" svg:width="1.228cm" svg:height="1.148cm" svg:x="18.202cm" svg:y="7.842cm">
          <draw:text-box>
            <text:p>N</text:p>
          </draw:text-box>
        </draw:frame>
        <draw:frame draw:style-name="gr10" draw:text-style-name="P1" draw:layer="layout" svg:width="1.259cm" svg:height="1.148cm" svg:x="19.621cm" svg:y="5.196cm">
          <draw:text-box>
            <text:p>U</text:p>
          </draw:text-box>
        </draw:frame>
        <draw:frame draw:style-name="gr11" draw:text-style-name="P1" draw:layer="layout" svg:width="1.259cm" svg:height="1.164cm" svg:x="19.605cm" svg:y="6.519cm">
          <draw:text-box>
            <text:p>J</text:p>
          </draw:text-box>
        </draw:frame>
        <draw:frame draw:style-name="gr5" draw:text-style-name="P1" draw:layer="layout" svg:width="1.227cm" svg:height="1.196cm" svg:x="19.637cm" svg:y="7.826cm">
          <draw:text-box>
            <text:p>M</text:p>
          </draw:text-box>
        </draw:frame>
        <draw:frame draw:style-name="gr6" draw:text-style-name="P1" draw:layer="layout" svg:width="1.243cm" svg:height="1.18cm" svg:x="20.976cm" svg:y="5.212cm">
          <draw:text-box>
            <text:p>I</text:p>
          </draw:text-box>
        </draw:frame>
        <draw:frame draw:style-name="gr1" draw:text-style-name="P1" draw:layer="layout" svg:width="1.227cm" svg:height="1.1cm" svg:x="21.04cm" svg:y="6.599cm">
          <draw:text-box>
            <text:p>K</text:p>
          </draw:text-box>
        </draw:frame>
        <draw:frame draw:style-name="gr5" draw:text-style-name="P1" draw:layer="layout" svg:width="1.276cm" svg:height="1.196cm" svg:x="22.378cm" svg:y="5.244cm">
          <draw:text-box>
            <text:p>O</text:p>
          </draw:text-box>
        </draw:frame>
        <draw:frame draw:style-name="gr12" draw:text-style-name="P1" draw:layer="layout" svg:width="0.94cm" svg:height="0.844cm" svg:x="22.554cm" svg:y="6.695cm">
          <draw:text-box>
            <text:p>L</text:p>
          </draw:text-box>
        </draw:frame>
        <draw:frame draw:style-name="gr13" draw:text-style-name="P1" draw:layer="layout" svg:width="1.131cm" svg:height="1.051cm" svg:x="23.893cm" svg:y="5.962cm">
          <draw:text-box>
            <text:p>P</text:p>
          </draw:text-box>
        </draw:frame>
        <draw:frame draw:style-name="gr7" draw:text-style-name="P1" draw:layer="layout" svg:width="1.116cm" svg:height="1.052cm" svg:x="2.965cm" svg:y="3.332cm">
          <draw:text-box>
            <text:p>F2</text:p>
          </draw:text-box>
        </draw:frame>
        <draw:frame draw:style-name="gr14" draw:text-style-name="P1" draw:layer="layout" svg:width="1.099cm" svg:height="1.004cm" svg:x="4.384cm" svg:y="2.71cm">
          <draw:text-box>
            <text:p>F3</text:p>
          </draw:text-box>
        </draw:frame>
        <draw:frame draw:style-name="gr15" draw:text-style-name="P1" draw:layer="layout" svg:width="1.052cm" svg:height="0.893cm" svg:x="5.802cm" svg:y="2.726cm">
          <draw:text-box>
            <text:p>F4</text:p>
          </draw:text-box>
        </draw:frame>
        <draw:frame draw:style-name="gr16" draw:text-style-name="P1" draw:layer="layout" svg:width="1.068cm" svg:height="0.876cm" svg:x="7.173cm" svg:y="2.758cm">
          <draw:text-box>
            <text:p>F5</text:p>
          </draw:text-box>
        </draw:frame>
        <draw:frame draw:style-name="gr17" draw:text-style-name="P1" draw:layer="layout" svg:width="1.1cm" svg:height="0.988cm" svg:x="19.669cm" svg:y="2.694cm">
          <draw:text-box>
            <text:p>F8</text:p>
          </draw:text-box>
        </draw:frame>
        <draw:frame draw:style-name="gr18" draw:text-style-name="P1" draw:layer="layout" svg:width="1.02cm" svg:height="0.956cm" svg:x="21.135cm" svg:y="2.71cm">
          <draw:text-box>
            <text:p>F9</text:p>
          </draw:text-box>
        </draw:frame>
        <draw:frame draw:style-name="gr19" draw:text-style-name="P1" draw:layer="layout" svg:width="1.084cm" svg:height="1.097cm" svg:x="22.474cm" svg:y="2.672cm">
          <draw:text-box>
            <text:p>F10</text:p>
          </draw:text-box>
        </draw:frame>
        <draw:frame draw:style-name="gr17" draw:text-style-name="P1" draw:layer="layout" svg:width="1.211cm" svg:height="0.988cm" svg:x="23.845cm" svg:y="3.348cm">
          <draw:text-box>
            <text:p>F11</text:p>
          </draw:text-box>
        </draw:frame>
        <draw:frame draw:style-name="gr20" draw:text-style-name="P1" draw:layer="layout" svg:width="1.164cm" svg:height="1.131cm" svg:x="25.247cm" svg:y="3.284cm">
          <draw:text-box>
            <text:p>F12</text:p>
          </draw:text-box>
        </draw:frame>
        <draw:frame draw:style-name="gr9" draw:text-style-name="P1" draw:layer="layout" svg:width="1.164cm" svg:height="1.116cm" svg:x="2.965cm" svg:y="4.591cm">
          <draw:text-box>
            <text:p>1</text:p>
          </draw:text-box>
        </draw:frame>
        <draw:frame draw:style-name="gr21" draw:text-style-name="P1" draw:layer="layout" svg:width="1.227cm" svg:height="1.02cm" svg:x="4.32cm" svg:y="3.985cm">
          <draw:text-box>
            <text:p>2</text:p>
          </draw:text-box>
        </draw:frame>
        <draw:frame draw:style-name="gr18" draw:text-style-name="P1" draw:layer="layout" svg:width="1.18cm" svg:height="0.956cm" svg:x="5.722cm" svg:y="4.017cm">
          <draw:text-box>
            <text:p>3</text:p>
          </draw:text-box>
        </draw:frame>
        <draw:frame draw:style-name="gr22" draw:text-style-name="P1" draw:layer="layout" svg:width="1.196cm" svg:height="1.084cm" svg:x="7.093cm" svg:y="3.953cm">
          <draw:text-box>
            <text:p>4</text:p>
          </draw:text-box>
        </draw:frame>
        <draw:frame draw:style-name="gr8" draw:text-style-name="P1" draw:layer="layout" svg:width="1.052cm" svg:height="1.036cm" svg:x="8.544cm" svg:y="4.001cm">
          <draw:text-box>
            <text:p>5</text:p>
          </draw:text-box>
        </draw:frame>
        <draw:frame draw:style-name="gr14" draw:text-style-name="P1" draw:layer="layout" svg:width="1.164cm" svg:height="1.004cm" svg:x="18.282cm" svg:y="3.953cm">
          <draw:text-box>
            <text:p>6</text:p>
          </draw:text-box>
        </draw:frame>
        <draw:frame draw:style-name="gr9" draw:text-style-name="P1" draw:layer="layout" svg:width="1.195cm" svg:height="1.116cm" svg:x="19.621cm" svg:y="3.953cm">
          <draw:text-box>
            <text:p>7</text:p>
          </draw:text-box>
        </draw:frame>
        <draw:frame draw:style-name="gr7" draw:text-style-name="P1" draw:layer="layout" svg:width="1.148cm" svg:height="1.052cm" svg:x="21.103cm" svg:y="4.001cm">
          <draw:text-box>
            <text:p>8</text:p>
          </draw:text-box>
        </draw:frame>
        <draw:frame draw:style-name="gr14" draw:text-style-name="P1" draw:layer="layout" svg:width="1.132cm" svg:height="1.004cm" svg:x="22.458cm" svg:y="4.001cm">
          <draw:text-box>
            <text:p>9</text:p>
          </draw:text-box>
        </draw:frame>
        <draw:frame draw:style-name="gr7" draw:text-style-name="P1" draw:layer="layout" svg:width="1.115cm" svg:height="1.052cm" svg:x="23.877cm" svg:y="4.623cm">
          <draw:text-box>
            <text:p>0</text:p>
          </draw:text-box>
        </draw:frame>
        <draw:frame draw:style-name="gr23" draw:text-style-name="P1" draw:layer="layout" svg:width="1.461cm" svg:height="1.006cm" svg:x="8.468cm" svg:y="10.346cm">
          <draw:text-box>
            <text:p>space</text:p>
          </draw:text-box>
        </draw:frame>
        <draw:frame draw:style-name="gr19" draw:text-style-name="P1" draw:layer="layout" svg:width="1.389cm" svg:height="1.097cm" svg:x="18.015cm" svg:y="10.294cm">
          <draw:text-box>
            <text:p>shift</text:p>
          </draw:text-box>
        </draw:frame>
        <draw:frame draw:style-name="gr24" draw:text-style-name="P1" draw:layer="layout" svg:width="1.19cm" svg:height="0.916cm" svg:x="10.027cm" svg:y="9.147cm">
          <draw:text-box>
            <text:p>alt</text:p>
          </draw:text-box>
        </draw:frame>
        <draw:frame draw:style-name="gr19" draw:text-style-name="P1" draw:layer="layout" svg:width="1.512cm" svg:height="1.097cm" svg:x="6.917cm" svg:y="9.172cm">
          <draw:text-box>
            <text:p>del</text:p>
          </draw:text-box>
        </draw:frame>
        <draw:frame draw:style-name="gr1" draw:text-style-name="P1" draw:layer="layout" svg:width="1.212cm" svg:height="1.1cm" svg:x="19.639cm" svg:y="9.123cm">
          <draw:text-box>
            <text:p>esc</text:p>
          </draw:text-box>
        </draw:frame>
        <draw:frame draw:style-name="gr19" draw:text-style-name="P1" draw:layer="layout" svg:width="1.512cm" svg:height="1.097cm" svg:x="20.877cm" svg:y="9.149cm">
          <draw:text-box>
            <text:p>enter</text:p>
          </draw:text-box>
        </draw:frame>
        <draw:frame draw:style-name="gr7" draw:text-style-name="P1" draw:layer="layout" svg:width="1.116cm" svg:height="1.052cm" svg:x="1.578cm" svg:y="3.332cm">
          <draw:text-box>
            <text:p>F1</text:p>
          </draw:text-box>
        </draw:frame>
        <draw:frame draw:style-name="gr13" draw:text-style-name="P1" draw:layer="layout" svg:width="1.131cm" svg:height="1.051cm" svg:x="23.894cm" svg:y="7.263cm">
          <draw:text-box>
            <text:p>¨</text:p>
          </draw:text-box>
        </draw:frame>
        <draw:frame draw:style-name="gr5" draw:text-style-name="P1" draw:layer="layout" svg:width="1.227cm" svg:height="1.196cm" svg:x="21.038cm" svg:y="7.826cm">
          <draw:text-box>
            <text:p>, <text:span text:style-name="T1">;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. <text:span text:style-name="T1">:</text:span></text:p>
          </draw:text-box>
        </draw:frame>
        <draw:frame draw:style-name="gr5" draw:text-style-name="P1" draw:layer="layout" svg:width="1.227cm" svg:height="1.196cm" svg:x="23.84cm" svg:y="8.526cm">
          <draw:text-box>
            <text:p>- <text:span text:style-name="T1">_</text:span></text:p>
          </draw:text-box>
        </draw:frame>
        <draw:frame draw:style-name="gr23" draw:text-style-name="P1" draw:layer="layout" svg:width="1.065cm" svg:height="1.006cm" svg:x="4.401cm" svg:y="9.23cm">
          <draw:text-box>
            <text:p>tab</text:p>
          </draw:text-box>
        </draw:frame>
        <draw:frame draw:style-name="gr19" draw:text-style-name="P1" draw:layer="layout" svg:width="1.369cm" svg:height="1.097cm" svg:x="2.87cm" svg:y="9.838cm">
          <draw:text-box>
            <text:p>caps</text:p>
          </draw:text-box>
        </draw:frame>
        <draw:frame draw:style-name="gr24" draw:text-style-name="P1" draw:layer="layout" svg:width="1.19cm" svg:height="0.916cm" svg:x="10.027cm" svg:y="10.847cm">
          <draw:text-box>
            <text:p text:style-name="P2">ctrl</text:p>
          </draw:text-box>
        </draw:frame>
        <draw:frame draw:style-name="gr25" draw:text-style-name="P3" draw:layer="layout" svg:width="1.389cm" svg:height="1.097cm" svg:x="16.816cm" svg:y="9.095cm">
          <draw:text-box>
            <text:p text:style-name="P2"><text:span text:style-name="T2">altgr</text:span></text:p>
          </draw:text-box>
        </draw:frame>
        <draw:frame draw:style-name="gr26" draw:text-style-name="P4" draw:layer="layout" svg:width="1.616cm" svg:height="1.097cm" svg:x="16.518cm" svg:y="10.797cm">
          <draw:text-box>
            <text:p text:style-name="P2"><text:span text:style-name="T3">lower</text:span></text:p>
          </draw:text-box>
        </draw:frame>
        <draw:frame draw:style-name="gr19" draw:text-style-name="P1" draw:layer="layout" svg:width="1.389cm" svg:height="1.097cm" svg:x="11.304cm" svg:y="11.667cm">
          <draw:text-box>
            <text:p text:style-name="P2">meta</text:p>
          </draw:text-box>
        </draw:frame>
        <draw:frame draw:style-name="gr19" draw:text-style-name="P1" draw:layer="layout" svg:width="1.512cm" svg:height="1.097cm" svg:x="22.277cm" svg:y="9.15cm">
          <draw:text-box>
            <text:p>pgup</text:p>
          </draw:text-box>
        </draw:frame>
        <draw:frame draw:style-name="gr19" draw:text-style-name="P1" draw:layer="layout" svg:width="1.512cm" svg:height="1.097cm" svg:x="23.677cm" svg:y="9.851cm">
          <draw:text-box>
            <text:p>pgdn</text:p>
          </draw:text-box>
        </draw:frame>
        <draw:frame draw:style-name="gr20" draw:text-style-name="P1" draw:layer="layout" svg:width="1.164cm" svg:height="1.131cm" svg:x="25.247cm" svg:y="4.585cm">
          <draw:text-box>
            <text:p>🔊</text:p>
          </draw:text-box>
        </draw:frame>
        <draw:frame draw:style-name="gr20" draw:text-style-name="P1" draw:layer="layout" svg:width="1.164cm" svg:height="1.131cm" svg:x="25.247cm" svg:y="5.886cm">
          <draw:text-box>
            <text:p>🔉</text:p>
          </draw:text-box>
        </draw:frame>
        <draw:frame draw:style-name="gr20" draw:text-style-name="P1" draw:layer="layout" svg:width="1.164cm" svg:height="1.131cm" svg:x="25.247cm" svg:y="7.187cm">
          <draw:text-box>
            <text:p>🔇</text:p>
          </draw:text-box>
        </draw:frame>
        <draw:frame draw:style-name="gr27" draw:text-style-name="P5" draw:layer="layout" svg:width="1.641cm" svg:height="1.131cm" svg:x="24.98cm" svg:y="9.789cm">
          <draw:text-box>
            <text:p text:style-name="P2"><text:span text:style-name="T3">magic</text:span></text:p>
          </draw:text-box>
        </draw:frame>
        <draw:frame draw:style-name="gr7" draw:text-style-name="P1" draw:layer="layout" svg:width="1.116cm" svg:height="1.052cm" svg:x="1.578cm" svg:y="4.632cm">
          <draw:text-box>
            <text:p text:style-name="P2">📷</text:p>
          </draw:text-box>
        </draw:frame>
        <draw:frame draw:style-name="gr7" draw:text-style-name="P1" draw:layer="layout" svg:width="1.116cm" svg:height="1.052cm" svg:x="1.578cm" svg:y="5.932cm">
          <draw:text-box>
            <text:p text:style-name="P2">🧮</text:p>
          </draw:text-box>
        </draw:frame>
        <draw:frame draw:style-name="gr28" draw:text-style-name="P3" draw:layer="layout" svg:width="1.434cm" svg:height="1.097cm" svg:x="1.426cm" svg:y="7.21cm">
          <draw:text-box>
            <text:p text:style-name="P2"><text:span text:style-name="T2">home</text:span></text:p>
          </draw:text-box>
        </draw:frame>
        <draw:frame draw:style-name="gr7" draw:text-style-name="P1" draw:layer="layout" svg:width="1.116cm" svg:height="1.052cm" svg:x="1.578cm" svg:y="9.832cm">
          <draw:text-box>
            <text:p text:style-name="P2">🔒</text:p>
          </draw:text-box>
        </draw:frame>
        <draw:frame draw:style-name="gr29" draw:text-style-name="P3" draw:layer="layout" svg:width="1.434cm" svg:height="1.097cm" svg:x="1.429cm" svg:y="8.525cm">
          <draw:text-box>
            <text:p text:style-name="P2"><text:span text:style-name="T2">end</text:span></text:p>
          </draw:text-box>
        </draw:frame>
        <draw:frame draw:style-name="gr30" draw:text-style-name="P6" draw:layer="layout" svg:width="2.118cm" svg:height="1.097cm" svg:x="14.923cm" svg:y="11.705cm">
          <draw:text-box>
            <text:p><text:span text:style-name="T3">upper</text:span></text:p>
          </draw:text-box>
        </draw:frame>
        <draw:frame draw:style-name="gr31" draw:text-style-name="P7" draw:layer="layout" svg:width="2.195cm" svg:height="1.098cm" svg:x="12.903cm" svg:y="2.814cm">
          <draw:text-box>
            <text:p><text:span text:style-name="T4">BAS</text:span><text:span text:style-name="T4">E</text:span></text:p>
          </draw:text-box>
        </draw:frame>
        <draw:frame draw:style-name="gr32" draw:text-style-name="P3" draw:layer="layout" svg:width="1.389cm" svg:height="1.097cm" svg:x="14.304cm" svg:y="10.467cm">
          <draw:text-box>
            <text:p text:style-name="P2"><text:span text:style-name="T2">F7</text:span></text:p>
          </draw:text-box>
        </draw:frame>
        <draw:frame draw:style-name="gr33" draw:text-style-name="P3" draw:layer="layout" svg:width="1.389cm" svg:height="1.097cm" svg:x="12.373cm" svg:y="10.468cm">
          <draw:text-box>
            <text:p text:style-name="P2"><text:span text:style-name="T2">F6</text:span></text:p>
          </draw:text-box>
        </draw:frame>
        <draw:frame draw:style-name="gr20" draw:text-style-name="P1" draw:layer="layout" svg:width="1.164cm" svg:height="1.131cm" svg:x="25.247cm" svg:y="8.488cm">
          <draw:text-box>
            <text:p>⏯️</text:p>
          </draw:text-box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2" draw:text-style-name="P10" draw:layer="layout" svg:width="1.164cm" svg:height="1.068cm" svg:x="2.933cm" svg:y="5.93cm">
          <draw:text-box>
            <text:p text:style-name="P9">q</text:p>
          </draw:text-box>
        </draw:frame>
        <draw:frame draw:style-name="gr3" draw:text-style-name="P10" draw:layer="layout" svg:width="1.132cm" svg:height="1.083cm" svg:x="2.981cm" svg:y="7.253cm">
          <draw:text-box>
            <text:p text:style-name="P9">a</text:p>
          </draw:text-box>
        </draw:frame>
        <draw:frame draw:style-name="gr4" draw:text-style-name="P10" draw:layer="layout" svg:width="1.275cm" svg:height="1.212cm" svg:x="4.304cm" svg:y="5.212cm">
          <draw:text-box>
            <text:p text:style-name="P9">w</text:p>
          </draw:text-box>
        </draw:frame>
        <draw:frame draw:style-name="gr1" draw:text-style-name="P10" draw:layer="layout" svg:width="1.291cm" svg:height="1.1cm" svg:x="4.272cm" svg:y="6.583cm">
          <draw:text-box>
            <text:p text:style-name="P9">s</text:p>
          </draw:text-box>
        </draw:frame>
        <draw:frame draw:style-name="gr5" draw:text-style-name="P10" draw:layer="layout" svg:width="1.291cm" svg:height="1.196cm" svg:x="4.288cm" svg:y="7.826cm">
          <draw:text-box>
            <text:p text:style-name="P9">x</text:p>
          </draw:text-box>
        </draw:frame>
        <draw:frame draw:style-name="gr6" draw:text-style-name="P10" draw:layer="layout" svg:width="1.259cm" svg:height="1.18cm" svg:x="5.659cm" svg:y="5.244cm">
          <draw:text-box>
            <text:p text:style-name="P9">e</text:p>
          </draw:text-box>
        </draw:frame>
        <draw:frame draw:style-name="gr7" draw:text-style-name="P10" draw:layer="layout" svg:width="1.275cm" svg:height="1.052cm" svg:x="5.675cm" svg:y="6.599cm">
          <draw:text-box>
            <text:p text:style-name="P9">d</text:p>
          </draw:text-box>
        </draw:frame>
        <draw:frame draw:style-name="gr8" draw:text-style-name="P10" draw:layer="layout" svg:width="1.148cm" svg:height="1.036cm" svg:x="5.754cm" svg:y="7.938cm">
          <draw:text-box>
            <text:p text:style-name="P9">c</text:p>
          </draw:text-box>
        </draw:frame>
        <draw:frame draw:style-name="gr7" draw:text-style-name="P10" draw:layer="layout" svg:width="1.163cm" svg:height="1.052cm" svg:x="7.141cm" svg:y="5.292cm">
          <draw:text-box>
            <text:p text:style-name="P9">r</text:p>
          </draw:text-box>
        </draw:frame>
        <draw:frame draw:style-name="gr7" draw:text-style-name="P10" draw:layer="layout" svg:width="1.148cm" svg:height="1.052cm" svg:x="7.141cm" svg:y="6.599cm">
          <draw:text-box>
            <text:p text:style-name="P9">f</text:p>
          </draw:text-box>
        </draw:frame>
        <draw:frame draw:style-name="gr9" draw:text-style-name="P10" draw:layer="layout" svg:width="1.18cm" svg:height="1.116cm" svg:x="7.109cm" svg:y="7.858cm">
          <draw:text-box>
            <text:p text:style-name="P9">v</text:p>
          </draw:text-box>
        </draw:frame>
        <draw:frame draw:style-name="gr7" draw:text-style-name="P10" draw:layer="layout" svg:width="1.163cm" svg:height="1.052cm" svg:x="8.528cm" svg:y="5.276cm">
          <draw:text-box>
            <text:p text:style-name="P9">t</text:p>
          </draw:text-box>
        </draw:frame>
        <draw:frame draw:style-name="gr9" draw:text-style-name="P10" draw:layer="layout" svg:width="1.211cm" svg:height="1.116cm" svg:x="8.512cm" svg:y="6.551cm">
          <draw:text-box>
            <text:p text:style-name="P9">g</text:p>
          </draw:text-box>
        </draw:frame>
        <draw:frame draw:style-name="gr9" draw:text-style-name="P10" draw:layer="layout" svg:width="1.211cm" svg:height="1.116cm" svg:x="8.48cm" svg:y="7.858cm">
          <draw:text-box>
            <text:p text:style-name="P9">b</text:p>
          </draw:text-box>
        </draw:frame>
        <draw:frame draw:style-name="gr1" draw:text-style-name="P10" draw:layer="layout" svg:width="1.244cm" svg:height="1.1cm" svg:x="18.25cm" svg:y="5.26cm">
          <draw:text-box>
            <text:p text:style-name="P9">z</text:p>
          </draw:text-box>
        </draw:frame>
        <draw:frame draw:style-name="gr1" draw:text-style-name="P10" draw:layer="layout" svg:width="1.244cm" svg:height="1.1cm" svg:x="18.234cm" svg:y="6.551cm">
          <draw:text-box>
            <text:p text:style-name="P9">h</text:p>
          </draw:text-box>
        </draw:frame>
        <draw:frame draw:style-name="gr10" draw:text-style-name="P10" draw:layer="layout" svg:width="1.228cm" svg:height="1.148cm" svg:x="18.202cm" svg:y="7.842cm">
          <draw:text-box>
            <text:p text:style-name="P9">n</text:p>
          </draw:text-box>
        </draw:frame>
        <draw:frame draw:style-name="gr10" draw:text-style-name="P10" draw:layer="layout" svg:width="1.259cm" svg:height="1.148cm" svg:x="19.621cm" svg:y="5.196cm">
          <draw:text-box>
            <text:p text:style-name="P9">u</text:p>
          </draw:text-box>
        </draw:frame>
        <draw:frame draw:style-name="gr11" draw:text-style-name="P10" draw:layer="layout" svg:width="1.259cm" svg:height="1.164cm" svg:x="19.605cm" svg:y="6.519cm">
          <draw:text-box>
            <text:p text:style-name="P9">j</text:p>
          </draw:text-box>
        </draw:frame>
        <draw:frame draw:style-name="gr5" draw:text-style-name="P10" draw:layer="layout" svg:width="1.227cm" svg:height="1.196cm" svg:x="19.637cm" svg:y="7.826cm">
          <draw:text-box>
            <text:p text:style-name="P9">m</text:p>
          </draw:text-box>
        </draw:frame>
        <draw:frame draw:style-name="gr6" draw:text-style-name="P10" draw:layer="layout" svg:width="1.243cm" svg:height="1.18cm" svg:x="20.976cm" svg:y="5.212cm">
          <draw:text-box>
            <text:p text:style-name="P9">i</text:p>
          </draw:text-box>
        </draw:frame>
        <draw:frame draw:style-name="gr1" draw:text-style-name="P10" draw:layer="layout" svg:width="1.227cm" svg:height="1.1cm" svg:x="21.04cm" svg:y="6.599cm">
          <draw:text-box>
            <text:p text:style-name="P9">k</text:p>
          </draw:text-box>
        </draw:frame>
        <draw:frame draw:style-name="gr5" draw:text-style-name="P10" draw:layer="layout" svg:width="1.276cm" svg:height="1.196cm" svg:x="22.378cm" svg:y="5.244cm">
          <draw:text-box>
            <text:p text:style-name="P9">o</text:p>
          </draw:text-box>
        </draw:frame>
        <draw:frame draw:style-name="gr12" draw:text-style-name="P10" draw:layer="layout" svg:width="0.94cm" svg:height="0.844cm" svg:x="22.554cm" svg:y="6.695cm">
          <draw:text-box>
            <text:p text:style-name="P9">l</text:p>
          </draw:text-box>
        </draw:frame>
        <draw:frame draw:style-name="gr13" draw:text-style-name="P10" draw:layer="layout" svg:width="1.131cm" svg:height="1.051cm" svg:x="23.893cm" svg:y="5.962cm">
          <draw:text-box>
            <text:p text:style-name="P9">p</text:p>
          </draw:text-box>
        </draw:frame>
        <draw:frame draw:style-name="gr9" draw:text-style-name="P10" draw:layer="layout" svg:width="1.164cm" svg:height="1.116cm" svg:x="2.965cm" svg:y="4.591cm">
          <draw:text-box>
            <text:p text:style-name="P9">1</text:p>
          </draw:text-box>
        </draw:frame>
        <draw:frame draw:style-name="gr21" draw:text-style-name="P10" draw:layer="layout" svg:width="1.227cm" svg:height="1.02cm" svg:x="4.32cm" svg:y="3.985cm">
          <draw:text-box>
            <text:p text:style-name="P9">2</text:p>
          </draw:text-box>
        </draw:frame>
        <draw:frame draw:style-name="gr18" draw:text-style-name="P10" draw:layer="layout" svg:width="1.18cm" svg:height="0.956cm" svg:x="5.722cm" svg:y="4.017cm">
          <draw:text-box>
            <text:p text:style-name="P9">3</text:p>
          </draw:text-box>
        </draw:frame>
        <draw:frame draw:style-name="gr22" draw:text-style-name="P10" draw:layer="layout" svg:width="1.196cm" svg:height="1.084cm" svg:x="7.093cm" svg:y="3.953cm">
          <draw:text-box>
            <text:p text:style-name="P9">4</text:p>
          </draw:text-box>
        </draw:frame>
        <draw:frame draw:style-name="gr8" draw:text-style-name="P10" draw:layer="layout" svg:width="1.052cm" svg:height="1.036cm" svg:x="8.544cm" svg:y="4.001cm">
          <draw:text-box>
            <text:p text:style-name="P9">5</text:p>
          </draw:text-box>
        </draw:frame>
        <draw:frame draw:style-name="gr14" draw:text-style-name="P10" draw:layer="layout" svg:width="1.164cm" svg:height="1.004cm" svg:x="18.282cm" svg:y="4.001cm">
          <draw:text-box>
            <text:p text:style-name="P9">6</text:p>
          </draw:text-box>
        </draw:frame>
        <draw:frame draw:style-name="gr9" draw:text-style-name="P10" draw:layer="layout" svg:width="1.195cm" svg:height="1.116cm" svg:x="19.621cm" svg:y="3.953cm">
          <draw:text-box>
            <text:p text:style-name="P9">7</text:p>
          </draw:text-box>
        </draw:frame>
        <draw:frame draw:style-name="gr7" draw:text-style-name="P10" draw:layer="layout" svg:width="1.148cm" svg:height="1.052cm" svg:x="21.103cm" svg:y="4.001cm">
          <draw:text-box>
            <text:p text:style-name="P9">8</text:p>
          </draw:text-box>
        </draw:frame>
        <draw:frame draw:style-name="gr14" draw:text-style-name="P10" draw:layer="layout" svg:width="1.132cm" svg:height="1.004cm" svg:x="22.458cm" svg:y="4.001cm">
          <draw:text-box>
            <text:p text:style-name="P9">9</text:p>
          </draw:text-box>
        </draw:frame>
        <draw:frame draw:style-name="gr7" draw:text-style-name="P10" draw:layer="layout" svg:width="1.115cm" svg:height="1.052cm" svg:x="23.877cm" svg:y="4.623cm">
          <draw:text-box>
            <text:p text:style-name="P9">0</text:p>
          </draw:text-box>
        </draw:frame>
        <draw:frame draw:style-name="gr35" draw:text-style-name="P10" draw:layer="layout" svg:width="1.833cm" svg:height="1.063cm" svg:x="8.368cm" svg:y="10.318cm">
          <draw:text-box>
            <text:p text:style-name="P9">space</text:p>
          </draw:text-box>
        </draw:frame>
        <draw:frame draw:style-name="gr19" draw:text-style-name="P10" draw:layer="layout" svg:width="2.071cm" svg:height="1.097cm" svg:x="17.683cm" svg:y="10.294cm">
          <draw:text-box>
            <text:p text:style-name="P9">shift</text:p>
          </draw:text-box>
        </draw:frame>
        <draw:frame draw:style-name="gr19" draw:text-style-name="P10" draw:layer="layout" svg:width="1.339cm" svg:height="1.097cm" svg:x="9.963cm" svg:y="9.121cm">
          <draw:text-box>
            <text:p text:style-name="P9">bksp</text:p>
          </draw:text-box>
        </draw:frame>
        <draw:frame draw:style-name="gr13" draw:text-style-name="P10" draw:layer="layout" svg:width="1.131cm" svg:height="1.051cm" svg:x="23.894cm" svg:y="7.263cm">
          <draw:text-box>
            <text:p text:style-name="P9">ü</text:p>
          </draw:text-box>
        </draw:frame>
        <draw:frame draw:style-name="gr36" draw:text-style-name="P12" draw:layer="layout" svg:width="1.227cm" svg:height="1.196cm" svg:x="21.038cm" svg:y="7.826cm">
          <draw:text-box>
            <text:p text:style-name="P11">y</text:p>
          </draw:text-box>
        </draw:frame>
        <draw:frame draw:style-name="gr5" draw:text-style-name="P10" draw:layer="layout" svg:width="1.227cm" svg:height="1.196cm" svg:x="22.439cm" svg:y="7.826cm">
          <draw:text-box>
            <text:p text:style-name="P9">ö</text:p>
          </draw:text-box>
        </draw:frame>
        <draw:frame draw:style-name="gr5" draw:text-style-name="P10" draw:layer="layout" svg:width="1.227cm" svg:height="1.196cm" svg:x="23.84cm" svg:y="8.526cm">
          <draw:text-box>
            <text:p text:style-name="P9">ä</text:p>
          </draw:text-box>
        </draw:frame>
        <draw:frame draw:style-name="gr35" draw:text-style-name="P12" draw:layer="layout" svg:width="1.511cm" svg:height="1.063cm" svg:x="9.927cm" svg:y="10.774cm">
          <draw:text-box>
            <text:p text:style-name="P11">ctrl</text:p>
          </draw:text-box>
        </draw:frame>
        <draw:frame draw:style-name="gr37" draw:text-style-name="P13" draw:layer="layout" svg:width="1.674cm" svg:height="1.097cm" svg:x="16.49cm" svg:y="10.814cm">
          <draw:text-box>
            <text:p text:style-name="P11"><text:span text:style-name="T3">lay</text:span><text:span text:style-name="T3">er</text:span></text:p>
          </draw:text-box>
        </draw:frame>
        <draw:frame draw:style-name="gr19" draw:text-style-name="P12" draw:layer="layout" svg:width="1.389cm" svg:height="1.097cm" svg:x="11.304cm" svg:y="11.667cm">
          <draw:text-box>
            <text:p text:style-name="P11">meta</text:p>
          </draw:text-box>
        </draw:frame>
        <draw:frame draw:style-name="gr38" draw:text-style-name="P14" draw:layer="layout" svg:width="1.641cm" svg:height="1.131cm" svg:x="1.308cm" svg:y="9.789cm">
          <draw:text-box>
            <text:p text:style-name="P11"><text:span text:style-name="T3">magic</text:span></text:p>
          </draw:text-box>
        </draw:frame>
        <draw:frame draw:style-name="gr30" draw:text-style-name="P15" draw:layer="layout" svg:width="1.891cm" svg:height="1.097cm" svg:x="15.046cm" svg:y="11.721cm">
          <draw:text-box>
            <text:p text:style-name="P11"><text:span text:style-name="T5">layer</text:span></text:p>
          </draw:text-box>
        </draw:frame>
        <draw:frame draw:style-name="gr39" draw:text-style-name="P17" draw:layer="layout" svg:width="2.161cm" svg:height="1.6cm" svg:x="13.017cm" svg:y="2.814cm">
          <draw:text-box>
            <text:p text:style-name="P16"><text:span text:style-name="T6">bas</text:span><text:span text:style-name="T6">e</text:span></text:p>
          </draw:text-box>
        </draw:frame>
        <draw:frame draw:style-name="gr40" draw:text-style-name="P14" draw:layer="layout" svg:width="1.641cm" svg:height="1.131cm" svg:x="24.996cm" svg:y="9.79cm">
          <draw:text-box>
            <text:p text:style-name="P11"><text:span text:style-name="T3">magic</text:span></text:p>
          </draw:text-box>
        </draw:frame>
        <draw:frame draw:style-name="gr30" draw:text-style-name="P15" draw:layer="layout" svg:width="1.967cm" svg:height="1.097cm" svg:x="14.046cm" svg:y="10.422cm">
          <draw:text-box>
            <text:p text:style-name="P11"><text:span text:style-name="T5">layer</text:span></text:p>
          </draw:text-box>
        </draw:frame>
        <draw:frame draw:style-name="gr30" draw:text-style-name="P15" draw:layer="layout" svg:width="2.066cm" svg:height="1.097cm" svg:x="15.146cm" svg:y="9.623cm">
          <draw:text-box>
            <text:p text:style-name="P11"><text:span text:style-name="T5">layer</text:span></text:p>
          </draw:text-box>
        </draw:frame>
        <draw:frame draw:style-name="gr24" draw:text-style-name="P10" draw:layer="layout" svg:width="1.19cm" svg:height="0.916cm" svg:x="11.259cm" svg:y="9.715cm">
          <draw:text-box>
            <text:p text:style-name="P9">esc</text:p>
          </draw:text-box>
        </draw:frame>
        <draw:frame draw:style-name="gr24" draw:text-style-name="P10" draw:layer="layout" svg:width="1.19cm" svg:height="0.916cm" svg:x="16.927cm" svg:y="9.195cm">
          <draw:text-box>
            <text:p text:style-name="P9">tab</text:p>
          </draw:text-box>
        </draw:frame>
        <draw:frame draw:style-name="gr19" draw:text-style-name="P10" draw:layer="layout" svg:width="1.548cm" svg:height="1.097cm" svg:x="2.758cm" svg:y="8.541cm">
          <draw:text-box>
            <text:p text:style-name="P9">shift</text:p>
          </draw:text-box>
        </draw:frame>
        <draw:frame draw:style-name="gr24" draw:text-style-name="P10" draw:layer="layout" svg:width="1.19cm" svg:height="0.916cm" svg:x="12.459cm" svg:y="10.583cm">
          <draw:text-box>
            <text:p text:style-name="P9">alt</text:p>
          </draw:text-box>
        </draw:frame>
        <draw:frame draw:style-name="gr35" draw:text-style-name="P10" draw:layer="layout" svg:width="1.833cm" svg:height="1.063cm" svg:x="6.801cm" svg:y="9.219cm">
          <draw:text-box>
            <text:p text:style-name="P9">enter</text:p>
          </draw:text-box>
        </draw:frame>
        <draw:frame draw:style-name="gr24" draw:text-style-name="P10" draw:layer="layout" svg:width="1.19cm" svg:height="0.916cm" svg:x="5.727cm" svg:y="9.295cm">
          <draw:text-box>
            <text:p text:style-name="P9">del</text:p>
          </draw:text-box>
        </draw:frame>
        <draw:frame draw:style-name="gr35" draw:text-style-name="P10" draw:layer="layout" svg:width="1.398cm" svg:height="1.063cm" svg:x="19.563cm" svg:y="9.222cm">
          <draw:text-box>
            <text:p text:style-name="P11"><text:span text:style-name="T7">hom</text:span><text:span text:style-name="T7">e</text:span></text:p>
          </draw:text-box>
        </draw:frame>
        <draw:frame draw:style-name="gr24" draw:text-style-name="P10" draw:layer="layout" svg:width="1.19cm" svg:height="0.916cm" svg:x="21.059cm" svg:y="9.295cm">
          <draw:text-box>
            <text:p text:style-name="P11"><text:span text:style-name="T7">end</text:span></text:p>
          </draw:text-box>
        </draw:frame>
        <draw:frame draw:style-name="gr21" draw:text-style-name="P10" draw:layer="layout" svg:width="1.227cm" svg:height="1.02cm" svg:x="1.521cm" svg:y="3.365cm">
          <draw:text-box>
            <text:p text:style-name="P9">F2</text:p>
          </draw:text-box>
        </draw:frame>
        <draw:frame draw:style-name="gr21" draw:text-style-name="P10" draw:layer="layout" svg:width="1.227cm" svg:height="1.02cm" svg:x="2.922cm" svg:y="3.365cm">
          <draw:text-box>
            <text:p text:style-name="P9">F5</text:p>
          </draw:text-box>
        </draw:frame>
        <draw:frame draw:style-name="gr21" draw:text-style-name="P10" draw:layer="layout" svg:width="1.227cm" svg:height="1.02cm" svg:x="4.303cm" svg:y="2.665cm">
          <draw:text-box>
            <text:p text:style-name="P9">F10</text:p>
          </draw:text-box>
        </draw:frame>
        <draw:frame draw:style-name="gr21" draw:text-style-name="P10" draw:layer="layout" svg:width="1.227cm" svg:height="1.02cm" svg:x="5.704cm" svg:y="2.665cm">
          <draw:text-box>
            <text:p text:style-name="P9">F11</text:p>
          </draw:text-box>
        </draw:frame>
        <draw:frame draw:style-name="gr21" draw:text-style-name="P10" draw:layer="layout" svg:width="1.227cm" svg:height="1.02cm" svg:x="7.105cm" svg:y="2.665cm">
          <draw:text-box>
            <text:p text:style-name="P9">F12</text:p>
          </draw:text-box>
        </draw:frame>
        <draw:frame draw:style-name="gr35" draw:text-style-name="P10" draw:layer="layout" svg:width="1.398cm" svg:height="1.063cm" svg:x="20.942cm" svg:y="2.658cm">
          <draw:text-box>
            <text:p text:style-name="P9">pgdn</text:p>
          </draw:text-box>
        </draw:frame>
        <draw:frame draw:style-name="gr35" draw:text-style-name="P10" draw:layer="layout" svg:width="1.398cm" svg:height="1.063cm" svg:x="19.55cm" svg:y="2.654cm">
          <draw:text-box>
            <text:p text:style-name="P9">pgup</text:p>
          </draw:text-box>
        </draw:frame>
        <draw:frame draw:style-name="gr35" draw:text-style-name="P19" draw:layer="layout" svg:width="1.398cm" svg:height="1.063cm" svg:x="22.342cm" svg:y="2.659cm">
          <draw:text-box>
            <text:p text:style-name="P18"><text:span text:style-name="T8">mut</text:span><text:span text:style-name="T8">e</text:span></text:p>
          </draw:text-box>
        </draw:frame>
        <draw:frame draw:style-name="gr35" draw:text-style-name="P19" draw:layer="layout" svg:width="1.398cm" svg:height="1.063cm" svg:x="23.742cm" svg:y="3.26cm">
          <draw:text-box>
            <text:p text:style-name="P18"><text:span text:style-name="T8">VO</text:span><text:span text:style-name="T8">L</text:span></text:p>
          </draw:text-box>
        </draw:frame>
        <draw:frame draw:style-name="gr35" draw:text-style-name="P19" draw:layer="layout" svg:width="1.398cm" svg:height="1.063cm" svg:x="25.142cm" svg:y="3.261cm">
          <draw:text-box>
            <text:p text:style-name="P18"><text:span text:style-name="T8">vol</text:span></text:p>
          </draw:text-box>
        </draw:frame>
        <presentation:notes draw:style-name="dp4">
          <draw:page-thumbnail draw:style-name="gr3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 ExtraLight" svg:font-family="'Cascadia Mono ExtraLigh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15T14:02:47.531022395</dc:date>
    <meta:editing-duration>P2DT1H30M29S</meta:editing-duration>
    <meta:editing-cycles>61</meta:editing-cycles>
    <meta:generator>LibreOffice/7.6.4.1$Linux_X86_64 LibreOffice_project/60$Build-1</meta:generator>
    <meta:document-statistic meta:object-count="170"/>
  </office:meta>
</office:document-meta>
</file>